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491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7.6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6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5.145cm" svg:y="25.062cm">
          <draw:text-box>
            <text:p>Cr1(l,t) <text:s/>= 0,402 <text:s text:c="2"/>= (33/67)/(55/45)</text:p>
            <text:p>Cr2(r,b) = 0,175 = (29/71)/(70/30) </text:p>
          </draw:text-box>
        </draw:frame>
        <draw:frame draw:style-name="gr4" draw:layer="layout" svg:width="5.035cm" svg:height="3.741cm" svg:x="8.44cm" svg:y="23.52cm">
          <draw:text-box>
            <text:p>Tag5</text:p>
            <text:p/>
          </draw:text-box>
        </draw:frame>
        <draw:frame draw:style-name="gr5" draw:layer="layout" svg:width="1.77cm" svg:height="2.653cm" svg:x="5.935cm" svg:y="5.898cm">
          <draw:text-box>
            <text:p>5</text:p>
          </draw:text-box>
        </draw:frame>
        <draw:frame draw:style-name="gr5" draw:layer="layout" svg:width="1.77cm" svg:height="2.653cm" svg:x="5.934cm" svg:y="5.897cm">
          <draw:text-box>
            <text:p>1</text:p>
          </draw:text-box>
        </draw:frame>
        <draw:custom-shape draw:style-name="gr1" draw:text-style-name="P1" draw:layer="layout" svg:width="6cm" svg:height="6cm" svg:x="3.599cm" svg:y="3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cm" svg:height="5cm" svg:x="4.099cm" svg:y="4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cm" svg:height="4cm" svg:x="4.599cm" svg:y="4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5.099cm" svg:y="5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2cm" svg:x="5.599cm" svg:y="5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8-20T15:42:05</dc:date>
    <dc:creator>Matthias </dc:creator>
    <meta:editing-duration>PT1H45M20S</meta:editing-duration>
    <meta:editing-cycles>13</meta:editing-cycles>
    <meta:generator>LibreOffice/3.5$Linux_X86_64 LibreOffice_project/350m1$Build-2</meta:generator>
    <meta:printed-by>Matthias </meta:printed-by>
    <meta:print-date>2013-07-23T09:45:25</meta:print-date>
    <meta:document-statistic meta:object-count="21"/>
  </office:meta>
</office:document-meta>
</file>